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30000021C8D5AC71AA3A3428E.png" manifest:media-type="image/png"/>
  <manifest:file-entry manifest:full-path="Pictures/10000000000002DC00000320B072D76734B90420.png" manifest:media-type="image/png"/>
  <manifest:file-entry manifest:full-path="Pictures/10000000000002DA000001AFD2762FBE08DE39F7.png" manifest:media-type="image/png"/>
  <manifest:file-entry manifest:full-path="Pictures/10000000000002DF00000244D68C5BD36A3E35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Bild1" text:anchor-type="paragraph" svg:y="-0.095cm" svg:width="15.064cm" svg:height="8.89cm" draw:z-index="0"><draw:image xlink:href="Pictures/10000000000003930000021C8D5AC71AA3A3428E.png" xlink:type="simple" xlink:show="embed" xlink:actuate="onLoad" loext:mime-type="image/x-vclgraphic"/></draw:frame><draw:frame draw:style-name="fr2" draw:name="Bild2" text:anchor-type="paragraph" svg:x="1.452cm" svg:y="9.689cm" svg:width="14.099cm" svg:height="15.409cm" draw:z-index="1"><draw:image xlink:href="Pictures/10000000000002DC00000320B072D76734B90420.png" xlink:type="simple" xlink:show="embed" xlink:actuate="onLoad" loext:mime-type="image/x-vclgraphic"/></draw:frame></text:p>
      <text:p text:style-name="P1"><draw:frame draw:style-name="fr3" draw:name="Bild3" text:anchor-type="paragraph" svg:width="16.468cm" svg:height="9.723cm" draw:z-index="2"><draw:image xlink:href="Pictures/10000000000002DA000001AFD2762FBE08DE39F7.png" xlink:type="simple" xlink:show="embed" xlink:actuate="onLoad" loext:mime-type="image/x-vclgraphic"/></draw:frame><draw:frame draw:style-name="fr4" draw:name="Bild4" text:anchor-type="paragraph" svg:y="11.218cm" svg:width="16.584cm" svg:height="13.086cm" draw:z-index="3"><draw:image xlink:href="Pictures/10000000000002DF00000244D68C5BD36A3E352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5:06:16.881000000</meta:creation-date>
    <dc:date>2021-10-13T15:11:23.901000000</dc:date>
    <meta:editing-duration>PT5M7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4.2.2$Windows_X86_64 LibreOffice_project/22b09f6418e8c2d508a9eaf86b2399209b0990f4</meta:generator>
  </office:meta>
</office:document-meta>
</file>